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false">
        <text:changed-region xml:id="ct139714616704192" text:id="ct139714616704192">
          <text:insertion>
            <office:change-info>
              <dc:creator>Davide Moro</dc:creator>
              <dc:date>2014-02-24T10:03:00</dc:date>
            </office:change-info>
          </text:insertion>
        </text:changed-region>
        <text:changed-region xml:id="ct139714616698768" text:id="ct139714616698768">
          <text:insertion>
            <office:change-info>
              <dc:creator>Davide Moro</dc:creator>
              <dc:date>2014-02-24T10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02227321" text:style-name="L1">
        <text:list-item>
          <text:p text:style-name="P1"><office:annotation><dc:creator>Davide Moro</dc:creator><dc:date>2014-02-24T10:04:13</dc:date><text:p text:style-name="P2"><text:span text:style-name="T1">do text if name=='davide'</text:span></text:p></office:annotation>I am davide</text:p>
        </text:list-item>
        <text:list-item>
          <text:p text:style-name="P1"><office:annotation><dc:creator>Davide Moro</dc:creator><dc:date>2014-02-24T10:04:47</dc:date><text:p text:style-name="P2"><text:span text:style-name="T1">do text if name!='davide'</text:span></text:p></office:annotation>I am not davide, I am <text:change-start text:change-id="ct139714616704192"/>name<text:change-end text:change-id="ct139714616704192"/></text:p>
        </text:list-item>
        <text:list-item>
          <text:p text:style-name="P1"><office:annotation><dc:creator>Davide Moro</dc:creator><dc:date>2014-02-24T10:05:03</dc:date><text:p text:style-name="P2"><text:span text:style-name="T1">do text if name=='coccorino'</text:span></text:p></office:annotation>I am coccorino</text:p>
        </text:list-item>
        <text:list-item>
          <text:p text:style-name="P1"><office:annotation><dc:creator>Davide Moro</dc:creator><dc:date>2014-02-24T10:05:20</dc:date><text:p text:style-name="P2"><text:span text:style-name="T1">do text if name!='coccorino'</text:span></text:p></office:annotation>I am not coccorino, I am <text:change-start text:change-id="ct139714616698768"/>name<text:change-end text:change-id="ct139714616698768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21T17:11:15</meta:creation-date>
    <dc:date>2014-02-24T10:15:45</dc:date>
    <dc:creator>Davide Moro</dc:creator>
    <meta:editing-duration>PT1H31M33S</meta:editing-duration>
    <meta:editing-cycles>40</meta:editing-cycles>
    <meta:generator>LibreOffice/3.4$Unix LibreOffice_project/340m1$Build-402</meta:generator>
    <meta:document-statistic meta:table-count="0" meta:image-count="0" meta:object-count="0" meta:page-count="1" meta:paragraph-count="4" meta:word-count="28" meta:character-count="88" meta:non-whitespace-character-count="72"/>
  </office:meta>
</office:document-meta>
</file>